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डंट खबरो</text:p>
      <text:p>जीसीईटींत प्रथिक ऑस्कर रिबेलो टॉपर मॅथ्स कॅमेस्ट्री फिजिक्सांत 70 72 आनी 74 दिव्या प्रभू मॅथ्सांत 74 घेवन दुसरें टॉपर बायलॉजींत टॉपर जय नायकाक 74 एडमिशनां 18 ते 26 मे.</text:p>
      <text:p>3. भाजपाचे कितलेशेच आमदार येवंक सोदतात कॉंग्रेसींत मुख्यमंत्री कोणूय जावंक शकता सरकार घडोवंक दावो केलो ना ही चूक चेल्लाकुमार उलयलो हेड ऑनात</text:p>
      <text:p>कन्सेन्ट टू ऑपरेट जाय जाल्यार मंगळार मेरेन बॅंक गॅरंटी भरात प्रदुशण नियंत्रण मंडळाची सोनशेसावन येरादारी करपी मायनिंग कंपन्यांक वॉर्निंग</text:p>
      <text:p>गोंयभर सकाळीं पावसाचो नेट उटंगार रिपोर्ट म्हण्टात मान्सुन पावलो अंदमानांत मंगळारा केरळांत गोंयचें हवामन खाते म्हण्टा पावस गिमाचो मान्सुनाची तारीख थारिल्ली ना.</text:p>
      <text:p>6. मायन्स खात्याच्यो बेकायदेशीर रेंव चिरे खडयेच्या ट्रकांचेर धाडी चालूच पर्वरे माशेल म्हाड्डोळ फर्मागुडयेर आनीक 25 गाडयो धल्ल्यो गाडयो पोलिसांचे ताब्यांत. रेड्समहेश</text:p>
      <text:p>आनी</text:p>
      <text:p>शिवोले खुनाचे केशींत म्हत्वाचे धागे दोरे लासून मारिल्ल्या चलयेच्या बॉडीचेर कांय फिंगरप्रिन्ट् फिंगर प्रिन्ट्सांवेल्यान खुन्यामेरेन पावपाची पोलिसांक आशा वस्तीवेल्यानूय चलयेचो सोद.</text:p>
      <text:p>जीसीईटींत प्रथिक रिबेलो टॉपर. मॅथ्स कॅमॅस्ट्री फिजिक्सांत 70 72 आनी 74 घेवन तो टॉपर. दिव्या प्रभू मॅथ्सांत 74 घेवन दुसरें टॉपर. बायलॉजींत जयराम ऊर्फ जय नायक 74 मार्क घेवन पयलो. डीटीईन सकाळीं निकालाची घोशणा केली. प्रॉफेशनल डिग्री कोर्सांक आतां एडमिशनांचो मार्ग मेकळो. 15 सेंटरांनी 5 हजार 116 भुरगे जीसीईटीक बशिल्ले. एडमिशन फॉर्मां पर्वरे डीटीई आनी मडगांवां रविंद्र भवनांत 18 मे ते 26 मे मजगतीं घेतले.</text:p>
      <text:p>भाजपाचे कितलेशेच आमदार कॉंग्रेसींत येवंक सोदतात. कांयजाण सरळ आपले संपर्कांत आसात असो दावो कॉंग्रेसीचो गोंय प्रभारी चेल्लाकुमारान केला. तो प्रुडंटाचे हेड ऑनात उलयतालो. कॉंग्रेसीचें सरकार आयल्यार मुख्यमंत्री कोणूय जावंक शकता. एका बऱ्या मनशाक भायल्यान हाडून पसून मुख्यमंत्री करपाक जाता अशें तो स्पश्ट उलोवन गेलो. सरकार घडोवंक दावो केलो ना ही चूक हेंवूंय तांणे मान्य केलें.</text:p>
      <text:p>घेवया एक ब्रेक</text:p>
      <text:p>शिरगांव धारबांदोडा कोडले आनी सुकतळेंच्या मायनिंग कंपन्यांनी मायनिंग युनिटांक कन्सेंट टू ऑपरेट जाय जाल्यार तांणी मंगळारा 16 मे मेरेन बँक गॅरंटी भरपाक जाय. भरली ना जाल्यार त्या कंपन्यांचो विचार जावचो ना अशें प्रदूशण नियंत्रण मंडळान स्पश्ट केला. ही बॅंक गॅरंटी मायनिंग एरियाप्रमाण साडेबारा ते 50 लाख रुपयामेरेन जाता.</text:p>
      <text:p>गोंयांत सकाळफुडें पावसान हजेरी लायली. गोंयच्या कितलेशाच वाठारानी गडगड आनी जगलां मारून पावस पडलो. रस्त्यार झाड पडिल्ल्यान ट्रॅफिक जॅम जालो. मान्सुन अंदमानांत पावला. मंगळारा तो केरळांत पावतलो म्हूण रिपोर्ट येतात मात गोंयचें हवामान खातें म्हण्टा हो गिमांतलो पावस मान्सुनाची निश्चित तारीख आयिल्ली ना. सादाराण 20 मायाक पावस अंदमानांत पावता अंदू तो 14 मेकूच पावला.</text:p>
      <text:p>मडगांवा काम्राची बिल्डींग सांबाळून दवरुंक जाय म्हूण मडगांवकारांचे तकलेंत घोळटा. सीओ ते आदलो नगराध्यक्ष मडगांवचो आमदार ते साष्टींतले मंत्री सगळ्यांच्या काळजांक ही बिल्डींग लागींची. ती आसा प्रायव्हेट ओनराकडेन ती एकतर ताचेकडच्यान विकती घेवप ना जाल्यार पालिकेक तो गिफ्ट म्हूण दिता काय पळोवप म्हूण दरएकलो उलयता. मात हे आजीमाजी नगराध्यक्ष आनी आमदारमंत्री दरएकलो बोट दाखयता दुसऱ्याक.</text:p>
      <text:p>घेवया एक ब्रेक</text:p>
      <text:p>शिवोले खुनाचे केशींत पुलिसांक म्हत्वाचे क्लू मेळळ्यात. मारून लाशिल्ल्या चलयेच्या बॉडीचेर कांय फिंगरप्रिन्ट्स मेळ्ळ्यात. ह्या फिंगर प्रिन्ट्सांच्या आधारान पुलिस खुन्यामेरेन पावंक शकतात. फिंगर प्रिन्टाचे नमूने लॅबांत धाडल्यात. पुलिस हालीं शेणिल्ल्या चलयांच्या फामिलींकडेन वचून बॉडीवेली मुदी आनी सरपळेचो फोटो दाखोवन चलयेची वळख पटता काय म्हूण यत्न करीत आसात.</text:p>
      <text:p>नूवें ते रावणफोंड इर्स्टन बायपासार सगले वटेयां गारबेज प्रधानमंत्री मोदीन स्वच्छ भारताच्यानावान 2 कडेन झाडू मारल्या उपरांत नगरपालिका आनी पंचायतींतल्या लोकांनी सान्न घेवन चार दीस फोटो सॅशनां केलीं आनी आतां ते कोयर उखलूंक एकामेंकांक बोट दाखयतात. लोकांचे हाल. पावसापयली कोयर उखल्लोना जाल्यार कोयर खंय शेतांभाटांनी घुसून सगलें काबार करतलो.</text:p>
      <text:p>घेवया एक ब्रेक</text:p>
      <text:p>ऑर्गेनिक फार्म सावियो</text:p>
      <text:p>10. मायन्स खात्यान बेकायदेशीर रेंव चिरे आनी खडयेच्या ट्रकांचेर धाडी चालूच दवरल्यात सोमाराय पर्वरे माशेल म्हाड्डोळ आनी फर्मागुडयेर मेळून पुलिसांनी 25 गाडयो धल्ल्यो. तातूंत रेंवेंच्यो 11 खडयेच्यो 5 आनी चिऱ्यांचे 9 ट्रक आसात. फाटल्या पंदरशींतली ही तिसरी मोठी रेड. मायन्स खात्याचे टिमीन ट्रक धरून पुलिसांचे ताब्यांत दिली. रेड्समहेश</text:p>
      <text:p>घेवया एक ब्रेक</text:p>
      <text:p>आयच्या जमान्यात भुरग्यांक खबर आसात ते क्रिकेट फुटबॉल आनी व्हिडियो गेमी आयच्या भुरग्यांक कोयणे बार लगोऱयो गड्डे लंगडी असले खेळ खबर आसात तरी काय म्हूण हो दुबाव. आर्ल केरीचें दत्तात्रय सेवा मंडळ दरवर्सा बायला भुरगी आनी नेंण्ट्यांखातीर हे पारंपारीक खेळ दवरता. पळोवया कोयणे बार लगोऱ्यो गड्डे लंग़ड्यांचे फाटल्या पिळगेचे खेळ.</text:p>
      <text:p>हें बुलॅटिन हांगांच सोंपता ह्यो खबरो तुमकां प्रुडंट मिडिया डॉट इन व्हॅबसायटीरय लायव्ह पळोवंक मेळटा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